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text-properties style:font-name="Calibri" fo:font-style="italic" style:font-style-asian="italic" style:font-style-complex="italic"/>
    </style:style>
    <style:style style:name="P4" style:family="paragraph" style:parent-style-name="Standard">
      <style:paragraph-properties fo:margin-top="0cm" fo:margin-bottom="0.199cm"/>
      <style:text-properties style:font-name="Calibri" fo:font-size="11pt" fo:font-style="italic" style:font-size-asian="11pt" style:font-style-asian="italic" style:font-size-complex="11pt" style:font-style-complex="italic"/>
    </style:style>
    <style:style style:name="P5" style:family="paragraph" style:parent-style-name="Standard">
      <style:paragraph-properties fo:margin-top="0cm" fo:margin-bottom="0cm"/>
      <style:text-properties style:font-name="Calibri" fo:font-size="11pt" fo:font-style="italic" style:font-size-asian="11pt" style:font-style-asian="italic" style:font-size-complex="11pt" style:font-style-complex="italic"/>
    </style:style>
    <style:style style:name="P6" style:family="paragraph" style:parent-style-name="Standard">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7" style:family="paragraph" style:parent-style-name="Standard">
      <style:paragraph-properties fo:margin-left="1.245cm" fo:margin-right="0cm" fo:margin-top="0cm" fo:margin-bottom="0cm" fo:text-indent="0cm" style:auto-text-indent="false"/>
      <style:text-properties style:font-name="Courier New" fo:font-size="10pt" style:font-size-asian="10pt" style:font-size-complex="10pt"/>
    </style:style>
    <style:style style:name="P8" style:family="paragraph" style:parent-style-name="Standard">
      <style:paragraph-properties fo:margin-left="1.245cm" fo:margin-right="0cm" fo:margin-top="0cm" fo:margin-bottom="0.199cm" fo:text-indent="0cm" style:auto-text-indent="false"/>
      <style:text-properties style:font-name="Courier New"/>
    </style:style>
    <style:style style:name="P9" style:family="paragraph" style:parent-style-name="Standard">
      <style:paragraph-properties fo:margin-left="1.245cm" fo:margin-right="0cm" fo:margin-top="0cm" fo:margin-bottom="0.199cm" fo:text-indent="0cm" style:auto-text-indent="false"/>
      <style:text-properties style:font-name="Courier New" fo:font-size="10pt" style:font-size-asian="10pt" style:font-size-complex="10pt"/>
    </style:style>
    <style:style style:name="P10" style:family="paragraph" style:parent-style-name="Standard">
      <style:paragraph-properties fo:margin-left="0cm" fo:margin-right="0cm" fo:margin-top="0cm" fo:margin-bottom="0.199cm" fo:text-indent="0cm" style:auto-text-indent="false"/>
      <style:text-properties style:font-name="Calibri"/>
    </style:style>
    <style:style style:name="P11" style:family="paragraph" style:parent-style-name="Standard">
      <style:paragraph-properties fo:margin-top="0.199cm" fo:margin-bottom="0.199cm"/>
      <style:text-properties style:font-name="Calibri"/>
    </style:style>
    <style:style style:name="T1" style:family="text">
      <style:text-properties fo:color="#800000"/>
    </style:style>
    <style:style style:name="T2" style:family="text">
      <style:text-properties fo:color="#ff3300"/>
    </style:style>
    <style:style style:name="T3" style:family="text">
      <style:text-properties fo:color="#ff3300" fo:font-size="10pt" style:font-size-asian="10pt" style:font-size-complex="10pt"/>
    </style:style>
    <style:style style:name="T4" style:family="text">
      <style:text-properties fo:color="#ff3300" style:font-name="Courier New"/>
    </style:style>
    <style:style style:name="T5" style:family="text">
      <style:text-properties fo:color="#ff3300" style:font-name="Courier New" fo:font-size="11pt" style:font-size-asian="11pt" style:font-size-complex="11pt"/>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ROG03.</text:p>
      <text:p text:style-name="P2">Detalles de la tarea de esta unidad.</text:p>
      <text:p text:style-name="P1">Enunciado.</text:p>
      <text:p text:style-name="P1">En esta unidad has visto las características fundamentales de la programación orientada a objetos y estudiado los conceptos más importantes de este modelo de programación. Has aprendido a crear y manipular objetos, qué son los métodos y cómo se definen los parámetros. También has podido conocer cómo se estructura la Biblioteca de Clases de Java, viendo algunas clases importantes, como por ejemplo las que nos permiten realizar la programación de la consola.</text:p>
      <text:p text:style-name="P1">Para poder realizar la tarea de esta unidad vas a crear dos clases con una estructura básica. Las tareas a realizar se centrarán en la creación de instancias de esas clases, la creación y utilización de unos métodos básicos, y el trabajo con constructores y parámetros.</text:p>
      <text:p text:style-name="P1"/>
      <text:p text:style-name="P1"><text:span text:style-name="T6">1. </text:span>Construye un proyecto en Java que utilice la clase <text:span text:style-name="T5">Persona</text:span> que se define a continuación:</text:p>
      <text:p text:style-name="P7">public class Persona {</text:p>
      <text:p text:style-name="P7"><text:tab/>String nombre;</text:p>
      <text:p text:style-name="P7"><text:tab/>int edad;</text:p>
      <text:p text:style-name="P7"><text:tab/>float altura;</text:p>
      <text:p text:style-name="P7"><text:tab/>String consulta_Nombre() {</text:p>
      <text:p text:style-name="P7"><text:tab/><text:tab/>return nombre;</text:p>
      <text:p text:style-name="P7"><text:tab/>}</text:p>
      <text:p text:style-name="P7"><text:tab/>void cambia_Nombre(String nom) {</text:p>
      <text:p text:style-name="P7"><text:tab/>nombre=nom;</text:p>
      <text:p text:style-name="P7"><text:tab/>}</text:p>
      <text:p text:style-name="P7">}</text:p>
      <text:p text:style-name="P1"/>
      <text:p text:style-name="P10">La clase debe incluir un método principal que solicite un valor al usuario y lo introduzca en el atributo nombre, para posteriormente mostrar por pantalla el nuevo valor del atributo.</text:p>
      <text:p text:style-name="P1"/>
      <text:p text:style-name="P1"><text:span text:style-name="T6">2. </text:span>Añade a la clase <text:span text:style-name="T5">Persona</text:span> los métodos que faltan para poder consultar y modificar el valor de todos los atributos. Para ello observa cómo se han creado los métodos del atributo nombre y determina los parámetros y resultado de los demás atributos. Después completa el programa para comprobar el funcionamiento de los nuevos métodos.</text:p>
      <text:p text:style-name="P1"/>
      <text:p text:style-name="P1"><text:span text:style-name="T6">3. </text:span>De la misma forma que has creado los métodos anteriores, crea ahora un método constructor para la clase <text:span text:style-name="T5">Persona</text:span> que al declarar un objeto de tipo Persona asigne los siguientes valores a sus atributos:</text:p>
      <text:p text:style-name="P7">nombre="Luisa Perez"</text:p>
      <text:p text:style-name="P7">edad=22</text:p>
      <text:p text:style-name="P7">altura=1,70</text:p>
      <text:p text:style-name="P7"/>
      <text:p text:style-name="P1">A continuación crea un proyecto que declare un objeto de tipo <text:span text:style-name="T5">Persona</text:span> utilizando el constructor, para posteriormente mostrar el contenido de sus atributos por pantalla.</text:p>
      <text:p text:style-name="P1"/>
      <text:p text:style-name="P1"><text:span text:style-name="T6">4. </text:span>Crea un constructor con parámetros para la clase Persona que inicialice los atributos del objeto con los valores indicados en los parámetros. A continuación crea un proyecto que declare un objeto de tipo <text:span text:style-name="T5">Persona</text:span> utilizando el constructor, para posteriormente mostrar el contenido de los atributos por pantalla. Utiliza el operador this.</text:p>
      <text:p text:style-name="P1"><text:soft-page-break/><text:span text:style-name="T6">5. </text:span>Construye una clase Complejo con dos atributos:</text:p>
      <text:p text:style-name="P7"><text:span text:style-name="T2">real</text:span>: parte real del número complejo</text:p>
      <text:p text:style-name="P7"><text:span text:style-name="T2">imag</text:span>: parte imaginaria del número complejo</text:p>
      <text:p text:style-name="P11">Puedes consultar la estructura de una clase en el apartado correspondiente de la unidad, o bien partir de la definición de la clase Persona del apartado anterior. A continuación crea los siguientes métodos dentro de la clase:</text:p>
      <text:p text:style-name="P8"><text:span text:style-name="T3">public Complejo()</text:span><text:span text:style-name="T7">: Constructor que inicializa los atributos a cero.</text:span></text:p>
      <text:p text:style-name="P9"><text:span text:style-name="T2">public Complejo(double real, double imag)</text:span>: Constructor que inicializa los atributos a los valores indicados por los parámetros.</text:p>
      <text:p text:style-name="P9"><text:span text:style-name="T2">public double consulta_Real()</text:span>: Devuelve la parte real del objeto.</text:p>
      <text:p text:style-name="P9"><text:span text:style-name="T2">public double consulta_Imag()</text:span>: Devuelve la parte imaginaria del objeto.</text:p>
      <text:p text:style-name="P9"><text:span text:style-name="T2">public void cambia_Real(double real)</text:span>: Asigna a la parte real del objeto el valor indicado en el parámetro real.</text:p>
      <text:p text:style-name="P9"><text:span text:style-name="T2">public void cambia_Imag(double imag)</text:span>: Asigna a la parte imaginaria del objeto el valor indicado en el parámetro imag.</text:p>
      <text:p text:style-name="P9"><text:span text:style-name="T2">public String toString()</text:span>: Convierte a String el número complejo, mediante la concatenación de sus atributos y devuelve como resultado la cadena de texto 3 + 4i, si 3 es la parte real y 4 la parte imaginaria.</text:p>
      <text:p text:style-name="P9"><text:span text:style-name="T2">public void sumar(Complejo b)</text:span>: Suma la parte real con la parte real del número complejo b y la parte imaginaria con la parte imaginaria del número complejo b.</text:p>
      <text:p text:style-name="P1">Crea un proyecto que contenga la clase <text:span text:style-name="T5">Complejo</text:span> en un paquete llamado <text:span text:style-name="T5">numeros</text:span> y pruebe todos sus métodos.</text:p>
      <text:p text:style-name="P1"/>
      <text:p text:style-name="P6">Criterios de puntuación. Total 10 puntos.</text:p>
      <text:p text:style-name="P5">Ejercicios del 1 al 4: 1,5 puntos cada uno.</text:p>
      <text:p text:style-name="P4">Ejercicio 5: 4 puntos.</text:p>
      <text:p text:style-name="P4">Total: 10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6S</meta:editing-duration>
    <meta:editing-cycles>5</meta:editing-cycles>
    <meta:generator>OpenOffice/4.1.6$Win32 OpenOffice.org_project/416m1$Build-9790</meta:generator>
    <dc:date>2020-12-29T08:58:19.83</dc:date>
    <meta:document-statistic meta:table-count="0" meta:image-count="0" meta:object-count="0" meta:page-count="2" meta:paragraph-count="42" meta:word-count="611" meta:character-count="3806"/>
    <meta:user-defined meta:name="Info 1"/>
    <meta:user-defined meta:name="Info 2"/>
    <meta:user-defined meta:name="Info 3"/>
    <meta:user-defined meta:name="Info 4"/>
  </office:meta>
</office:document-meta>
</file>